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NotOfRequiredTypeException.getActua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NotOfRequiredTypeException.BeanNotOfRequiredTypeException( String beanName , Class &lt; ? &gt; requiredType , Class &lt; ? &gt; actua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NotOfRequiredTypeException.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NotOfRequiredTypeException.getRequir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